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deEmitter.super_invoke_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push( lo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deEmitter.iinc( Local local , i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invoke_constructor_this( Signature s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mark( Label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push( floa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deEmitter.instance_of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aa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Emitter.array_store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Emitter.putfiel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deEmitter.aa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Emitter.push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return_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store_local( Local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math( int op ,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Emitter.invoke_static( Type owner , Signature sig , boolean isInter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super_putstatic( String name ,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ifnull( Label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Emitter.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Emitter.isSorted( int [ ] key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deEmitter.invoke( MethodInfo method , Type virtual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deEmitter.swap( Type prev , Type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deEmitter.getMethod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pop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Emitter.aaloa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deEmitter.dup2_x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Emitter.ath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Emitter.if_icmp( int mode , Label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array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ifnonnull( Label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Emitter.load_local( Local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checkcast_th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getSign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new_instance_th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newarray( 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deEmitter.super_invoke( Signature s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invoke_static_this( Signature s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make_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getExcep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invoke_constructor_th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super_getstatic( String name ,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d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Emitter.dup2_x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Emitter.getSign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invoke_virtual( Type owner , Signature s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CodeEmitter( CodeEmitter wr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deEmitter.end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box( Type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deEmitter.load_args( int fromArg ,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te.getMod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putstatic( Type owner , String name ,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invoke( MethodInfo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invoke_interface( Type owner , Signature s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new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checkcast( 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deEmitter.putfield( Type owner , String name ,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emit_type( int opcode , 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deEmitter.super_putfield( String name ,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catch_exception( Block block , Type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te.State( ClassInfo classInfo , int access , Signature sig , Type [ ] exception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deEmitter.acon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Emitter.CodeEmitter( ClassEmitter ce , MethodVisitor mv , int access , Signature sig , Type [ ] exception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deEmitter.getfiel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deEmitter.getstatic( Type owner , String name ,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create_arg_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deEmitter.dup_x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Emitter.getClassEmi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load_arg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deEmitter.instance_of_th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process_switch( int [ ] keys , ProcessSwitchCallback callback , boolean useTabl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CodeEmitter.super_invoke_constructor( Signature s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begin_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store_local( Type t , int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make_local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load_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dup_x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Emitter.invoke_virtual_this( Signature s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zero_or_null( Type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deEmitter.invoke_constructor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array_load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Emitter.ge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isStaticHo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monitor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Emitter.goTo( Label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Emitter.n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deEmitter.if_jump( int mode , Label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process_switch( int [ ] keys , ProcessSwitchCallback callb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deEmitter.invoke_constructor( Type type , Signature s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dup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Emitter.invoke_static( Type owner , Signature s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if_cmp( Type type , int mode , Label label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">
            <text:p text:style-name="Table_20_Contents">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odeEmitter.throw_exception( Type type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deEmitter.new_instance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push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cast_numeric( Type from , Type to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CodeEmitter.getfield( Type owner , String name ,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push( double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deEmitter.super_invo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sw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Emitter.visitMaxs( int maxStack , int maxLoca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deEmitter.unbox_or_zero( Type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deEmitter.make_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monitorex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Emitter.unbox( Type typ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odeEmitter.load_local( Type t , int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push( int 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deEmitter.super_getfield( String name ,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skipArgs( int num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deEmitter.ma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deEmitter.load_thi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deEmitter.emit_field( int opcode , Type ctype , String name , Type f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e.getClass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Emitter.emit_invoke( int opcode , Type type , Signature sig , boolean isInterf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